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67c54d4f1ce5b1ac7e52e93965231572" style:family="table-column">
      <style:table-column-properties fo:break-before="auto" style:use-optimal-column-width="false" style:column-width="6cm"/>
    </style:style>
    <style:style style:name="odsStyleTableColumn-f9862be1ea0fdda672367411dd5c80b8" style:family="table-column">
      <style:table-column-properties fo:break-before="auto" style:use-optimal-column-width="false" style:column-width="5cm"/>
    </style:style>
    <style:style style:name="odsStyleTableColumn-91867871b1cd3c8e2ee9dc7b7b7c3c5c" style:family="table-column">
      <style:table-column-properties fo:break-before="auto" style:use-optimal-column-width="false" style:column-width="3cm"/>
    </style:style>
    <style:style style:name="odsStyleTableCell-c31d9b4c166bbe924ff6842449b66301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ceaec59e1ed54168edec3907235bed4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1c8640ddc9d78e0dcf58605791753697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19c8ac29449aac13265bd57e7e619e1f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  <style:style style:name="odsStyleTableCell-c32d0df8ef73903012ce0b92316d25b3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67c54d4f1ce5b1ac7e52e93965231572" table:default-cell-style-name="Default"/>
        <table:table-column table:style-name="odsStyleTableColumn-f9862be1ea0fdda672367411dd5c80b8" table:default-cell-style-name="Default"/>
        <table:table-column table:style-name="odsStyleTableColumn-91867871b1cd3c8e2ee9dc7b7b7c3c5c" table:default-cell-style-name="Default"/>
        <table:table-column table:style-name="odsStyleTableColumn-91867871b1cd3c8e2ee9dc7b7b7c3c5c" table:default-cell-style-name="Default"/>
        <table:table-column table:style-name="odsStyleTableColumn-91867871b1cd3c8e2ee9dc7b7b7c3c5c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c31d9b4c166bbe924ff6842449b66301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ceaec59e1ed54168edec3907235bed46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ceaec59e1ed54168edec3907235bed46" table:number-columns-spanned="5" table:number-rows-spanned="1" office:value-type="string">
            <text:p>TABLA No. 0-24</text:p>
          </table:table-cell>
          <table:covered-table-cell table:number-columns-repeated="4"/>
        </table:table-row>
        <table:table-row table:style-name="ro1">
          <table:table-cell table:style-name="odsStyleTableCell-ceaec59e1ed54168edec3907235bed46" table:number-columns-spanned="5" table:number-rows-spanned="1" office:value-type="string">
            <text:p/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ceaec59e1ed54168edec3907235bed46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1c8640ddc9d78e0dcf58605791753697" office:value-type="string">
            <text:p>PAIS</text:p>
          </table:table-cell>
          <table:table-cell table:style-name="odsStyleTableCell-1c8640ddc9d78e0dcf58605791753697" office:value-type="string">
            <text:p>UNIDAD MONETARIA</text:p>
          </table:table-cell>
          <table:table-cell table:style-name="odsStyleTableCell-1c8640ddc9d78e0dcf58605791753697" office:value-type="string">
            <text:p>MONEDA</text:p>
          </table:table-cell>
          <table:table-cell table:style-name="odsStyleTableCell-1c8640ddc9d78e0dcf58605791753697" office:value-type="string">
            <text:p>TIPO DE CAMBIO EN Bs POR UNIDAD DE MONEDA EXTRANJERA</text:p>
          </table:table-cell>
          <table:table-cell table:style-name="odsStyleTableCell-1c8640ddc9d78e0dcf58605791753697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eaec59e1ed54168edec3907235bed46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1c8640ddc9d78e0dcf58605791753697" office:value-type="string">
            <text:p> </text:p>
          </table:table-cell>
          <table:table-cell table:style-name="odsStyleTableCell-1c8640ddc9d78e0dcf58605791753697" office:value-type="string">
            <text:p>UNIDAD MONETARIA</text:p>
          </table:table-cell>
          <table:table-cell table:style-name="odsStyleTableCell-1c8640ddc9d78e0dcf58605791753697" office:value-type="string">
            <text:p>MONEDA</text:p>
          </table:table-cell>
          <table:table-cell table:style-name="odsStyleTableCell-1c8640ddc9d78e0dcf58605791753697" office:value-type="string">
            <text:p>TIPO DE CAMBIO EN M.E.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eaec59e1ed54168edec3907235bed46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1c8640ddc9d78e0dcf58605791753697" office:value-type="string">
            <text:p> </text:p>
          </table:table-cell>
        </table:table-row>
        <table:table-row table:style-name="ro1">
          <table:table-cell table:style-name="odsStyleTableCell-19c8ac29449aac13265bd57e7e619e1f" office:value-type="string">
            <text:p>TASA LIBOR(USD)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c32d0df8ef73903012ce0b92316d25b3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13:16:12</meta:creation-date>
    <meta:generator>ods générator</meta:generator>
    <dc:date>2024-10-16T13:16:12</dc:date>
    <meta:editing-duration>PT1S</meta:editing-duration>
    <meta:editing-cycles>1</meta:editing-cycles>
    <meta:document-statistic meta:table-count="1" meta:cell-count="4" meta:object-count="0"/>
  </office:meta>
</office:document-meta>
</file>